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111111" draw:textarea-horizontal-align="justify" draw:textarea-vertical-align="middle" draw:auto-grow-height="false" fo:min-height="0.251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88cm" fo:min-width="2.943cm"/>
    </style:style>
    <style:style style:name="gr4" style:family="graphic" style:parent-style-name="standard">
      <style:graphic-properties draw:stroke="none" svg:stroke-color="#000000" draw:fill="none" draw:fill-color="#ffffff" fo:min-height="0.959cm"/>
    </style:style>
    <style:style style:name="gr5" style:family="graphic" style:parent-style-name="standard">
      <style:graphic-properties svg:stroke-color="#111111" draw:fill="none" draw:textarea-horizontal-align="justify" draw:textarea-vertical-align="middle" draw:auto-grow-height="false" fo:min-height="0.286cm" fo:min-width="0cm"/>
    </style:style>
    <style:style style:name="gr6" style:family="graphic" style:parent-style-name="standard">
      <style:graphic-properties draw:stroke="none" svg:stroke-color="#000000" draw:fill="none" draw:fill-color="#ffffff" fo:min-height="6.837cm"/>
    </style:style>
    <style:style style:name="gr7" style:family="graphic" style:parent-style-name="objectwithoutfill">
      <style:graphic-properties svg:stroke-width="0.028cm" draw:marker-start-width="0.242cm" draw:marker-end="Short_20_line_20_Arrow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884cm" fo:min-width="2.943cm"/>
    </style:style>
    <style:style style:name="gr9" style:family="graphic" style:parent-style-name="standard">
      <style:graphic-properties draw:stroke="none" svg:stroke-color="#000000" draw:fill="none" draw:fill-color="#ffffff" fo:min-height="6.513cm"/>
    </style:style>
    <style:style style:name="gr10" style:family="graphic" style:parent-style-name="standard">
      <style:graphic-properties svg:stroke-color="#111111" draw:fill="none" draw:textarea-horizontal-align="justify" draw:textarea-vertical-align="middle" draw:auto-grow-height="false" fo:min-height="0.128cm" fo:min-width="0cm"/>
    </style:style>
    <style:style style:name="gr11" style:family="graphic" style:parent-style-name="standard">
      <style:graphic-properties draw:stroke="none" svg:stroke-color="#000000" draw:fill="none" draw:fill-color="#ffffff" fo:min-height="4.03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932cm" fo:min-width="1.517cm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4.44cm"/>
    </style:style>
    <style:style style:name="gr15" style:family="graphic" style:parent-style-name="standard">
      <style:graphic-properties draw:stroke="none" svg:stroke-color="#000000" draw:fill="none" draw:fill-color="#ffffff" fo:min-height="0.433cm"/>
    </style:style>
    <style:style style:name="gr16" style:family="graphic" style:parent-style-name="standard">
      <style:graphic-properties draw:stroke="none" svg:stroke-color="#000000" draw:fill="none" draw:fill-color="#ffffff" fo:min-height="3.098cm"/>
    </style:style>
    <style:style style:name="gr17" style:family="graphic" style:parent-style-name="standard">
      <style:graphic-properties svg:stroke-color="#111111" draw:fill="none" draw:textarea-horizontal-align="justify" draw:textarea-vertical-align="middle" draw:auto-grow-height="false" fo:min-height="1.704cm" fo:min-width="1.903cm"/>
    </style:style>
    <style:style style:name="gr18" style:family="graphic" style:parent-style-name="standard">
      <style:graphic-properties draw:stroke="none" svg:stroke-color="#000000" draw:fill="none" draw:fill-color="#ffffff" fo:min-height="12.732cm"/>
    </style:style>
    <style:style style:name="gr19" style:family="graphic" style:parent-style-name="standard">
      <style:graphic-properties svg:stroke-color="#111111" draw:fill="none" draw:textarea-horizontal-align="justify" draw:textarea-vertical-align="middle" draw:auto-grow-height="false" fo:min-height="1.708cm" fo:min-width="1.903cm"/>
    </style:style>
    <style:style style:name="gr20" style:family="graphic" style:parent-style-name="standard">
      <style:graphic-properties draw:stroke="none" svg:stroke-color="#000000" draw:fill="none" draw:fill-color="#ffffff" fo:min-height="14.155cm"/>
    </style:style>
    <style:style style:name="gr21" style:family="graphic" style:parent-style-name="standard">
      <style:graphic-properties svg:stroke-color="#111111" draw:fill="none" draw:textarea-horizontal-align="justify" draw:textarea-vertical-align="middle" draw:auto-grow-height="false" fo:min-height="1.708cm" fo:min-width="1.902cm"/>
    </style:style>
    <style:style style:name="gr22" style:family="graphic" style:parent-style-name="standard">
      <style:graphic-properties draw:stroke="none" svg:stroke-color="#000000" draw:fill="none" draw:fill-color="#ffffff" fo:min-height="13.769cm"/>
    </style:style>
    <style:style style:name="gr23" style:family="graphic" style:parent-style-name="standard">
      <style:graphic-properties svg:stroke-color="#111111" draw:fill="none" draw:textarea-horizontal-align="justify" draw:textarea-vertical-align="middle" draw:auto-grow-height="false" fo:min-height="0.959cm" fo:min-width="13.323cm"/>
    </style:style>
    <style:style style:name="gr24" style:family="graphic" style:parent-style-name="standard">
      <style:graphic-properties draw:stroke="none" svg:stroke-color="#000000" draw:fill="none" draw:fill-color="#ffffff" fo:min-height="7.55cm"/>
    </style:style>
    <style:style style:name="gr25" style:family="graphic" style:parent-style-name="standard">
      <style:graphic-properties svg:stroke-color="#111111" draw:fill="none" draw:textarea-horizontal-align="justify" draw:textarea-vertical-align="middle" draw:auto-grow-height="false" fo:min-height="0.458cm" fo:min-width="0.209cm"/>
    </style:style>
    <style:style style:name="gr26" style:family="graphic" style:parent-style-name="standard">
      <style:graphic-properties svg:stroke-color="#111111" draw:fill-color="#111111" draw:textarea-horizontal-align="justify" draw:textarea-vertical-align="middle" draw:auto-grow-height="false" fo:min-height="0.248cm" fo:min-width="0cm"/>
    </style:style>
    <style:style style:name="gr27" style:family="graphic" style:parent-style-name="standard">
      <style:graphic-properties draw:stroke="none" svg:stroke-color="#000000" draw:fill="none" draw:fill-color="#ffffff" fo:min-height="11.696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0.45cm"/>
    </style:style>
    <style:style style:name="gr30" style:family="graphic" style:parent-style-name="standard">
      <style:graphic-properties draw:stroke="none" svg:stroke-color="#000000" draw:fill="none" draw:fill-color="#ffffff" fo:min-height="0.865cm"/>
    </style:style>
    <style:style style:name="gr31" style:family="graphic" style:parent-style-name="standard">
      <style:graphic-properties draw:stroke="none" svg:stroke-color="#000000" draw:fill="none" draw:fill-color="#ffffff" fo:min-height="1.438cm"/>
    </style:style>
    <style:style style:name="P1" style:family="paragraph">
      <loext:graphic-properties draw:fill-color="#111111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Open Sans" fo:font-size="9.89999961853027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style:font-name="Open Sans" fo:font-size="9pt" style:font-size-asian="9pt" style:font-size-complex="9pt"/>
    </style:style>
    <style:style style:name="P6" style:family="paragraph">
      <loext:graphic-properties draw:fill="none"/>
      <style:paragraph-properties fo:text-align="center"/>
      <style:text-properties fo:font-weight="bold"/>
    </style:style>
    <style:style style:name="P7" style:family="paragraph">
      <loext:graphic-properties draw:fill="none" draw:fill-color="#ffffff"/>
      <style:paragraph-properties fo:text-align="center"/>
      <style:text-properties style:font-name="Open Sans"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font-weight="normal"/>
    </style:style>
    <style:style style:name="P9" style:family="paragraph">
      <loext:graphic-properties draw:fill-color="#111111"/>
      <style:paragraph-properties fo:text-align="center"/>
      <style:text-properties fo:font-weight="bold"/>
    </style:style>
    <style:style style:name="P10" style:family="paragraph">
      <loext:graphic-properties draw:fill="none"/>
      <style:paragraph-properties fo:text-align="center"/>
      <style:text-properties fo:font-size="17.8999996185303pt" fo:font-weight="bold"/>
    </style:style>
    <style:style style:name="T1" style:family="text">
      <style:text-properties style:font-name="Open Sans" fo:font-size="10pt" style:font-size-asian="10pt" style:font-size-complex="10pt"/>
    </style:style>
    <style:style style:name="T2" style:family="text">
      <style:text-properties style:font-name="Open Sans" fo:font-size="9pt" style:font-size-asian="9pt" style:font-size-complex="9pt"/>
    </style:style>
    <style:style style:name="T3" style:family="text">
      <style:text-properties style:font-name="Open Sans"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7.8999996185303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699cm" svg:height="0.707cm" svg:x="8.1cm" svg:y="1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426cm" svg:y1="2.999cm" svg:x2="8.426cm" svg:y2="3.793cm">
          <text:p/>
        </draw:line>
        <draw:custom-shape draw:style-name="gr3" draw:text-style-name="P2" draw:layer="layout" svg:width="3.565cm" svg:height="1.26cm" svg:x="6.746cm" svg:y="3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2.868cm" svg:height="1.209cm" svg:x="7.029cm" svg:y="3.836cm">
          <draw:text-box>
            <text:p text:style-name="P3"><text:span text:style-name="T1">Consulter le menu</text:span></text:p>
          </draw:text-box>
        </draw:frame>
        <draw:line draw:style-name="gr2" draw:text-style-name="P2" draw:layer="layout" svg:x1="8.494cm" svg:y1="5.6cm" svg:x2="11.7cm" svg:y2="5.6cm">
          <text:p/>
        </draw:line>
        <draw:custom-shape draw:style-name="gr5" draw:text-style-name="P2" draw:layer="layout" svg:width="0.697cm" svg:height="0.756cm" svg:x="11.7cm" svg:y="5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854cm" svg:y1="5.919cm" svg:x2="12.242cm" svg:y2="5.332cm">
          <text:p/>
        </draw:line>
        <draw:line draw:style-name="gr2" draw:text-style-name="P2" draw:layer="layout" svg:x1="11.854cm" svg:y1="5.332cm" svg:x2="12.242cm" svg:y2="5.919cm">
          <text:p/>
        </draw:line>
        <draw:line draw:style-name="gr2" draw:text-style-name="P2" draw:layer="layout" svg:x1="8.452cm" svg:y1="5.051cm" svg:x2="8.452cm" svg:y2="6.225cm">
          <text:p/>
        </draw:line>
        <draw:custom-shape draw:style-name="gr3" draw:text-style-name="P2" draw:layer="layout" svg:width="3.565cm" svg:height="1.26cm" svg:x="6.746cm" svg:y="6.2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.868cm" svg:height="7.087cm" svg:x="7.012cm" svg:y="6.301cm">
          <draw:text-box>
            <text:p text:style-name="P3"><text:span text:style-name="T2">Ajouter une pizza au panier</text:span></text:p>
          </draw:text-box>
        </draw:frame>
        <draw:line draw:style-name="gr2" draw:text-style-name="P2" draw:layer="layout" svg:x1="8.092cm" svg:y1="8.935cm" svg:x2="5.349cm" svg:y2="8.935cm">
          <text:p/>
        </draw:line>
        <draw:line draw:style-name="gr2" draw:text-style-name="P2" draw:layer="layout" svg:x1="5.349cm" svg:y1="8.935cm" svg:x2="5.349cm" svg:y2="4.463cm">
          <text:p/>
        </draw:line>
        <draw:line draw:style-name="gr7" draw:text-style-name="P2" draw:layer="layout" svg:x1="5.35cm" svg:y1="4.463cm" svg:x2="6.745cm" svg:y2="4.463cm">
          <text:p/>
        </draw:line>
        <draw:line draw:style-name="gr2" draw:text-style-name="P2" draw:layer="layout" svg:x1="8.452cm" svg:y1="7.482cm" svg:x2="8.452cm" svg:y2="8.572cm">
          <text:p/>
        </draw:line>
        <draw:custom-shape draw:style-name="gr8" draw:text-style-name="P2" draw:layer="layout" svg:width="3.565cm" svg:height="1.256cm" svg:x="6.746cm" svg:y="10.2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2.868cm" svg:height="6.763cm" svg:x="7.056cm" svg:y="10.235cm">
          <draw:text-box>
            <text:p text:style-name="P3"><text:span text:style-name="T1">Finaliser la commande</text:span></text:p>
          </draw:text-box>
        </draw:frame>
        <draw:line draw:style-name="gr2" draw:text-style-name="P2" draw:layer="layout" svg:x1="8.452cm" svg:y1="11.512cm" svg:x2="8.452cm" svg:y2="12.77cm">
          <text:p/>
        </draw:line>
        <draw:custom-shape draw:style-name="gr10" draw:text-style-name="P2" draw:layer="layout" svg:width="0.699cm" svg:height="0.756cm" svg:x="8.096cm" svg:y="12.7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8.783cm" svg:y1="13.165cm" svg:x2="12.56cm" svg:y2="13.165cm">
          <text:p/>
        </draw:line>
        <draw:frame draw:style-name="gr11" draw:text-style-name="P5" draw:layer="layout" svg:width="2.89cm" svg:height="4.283cm" svg:x="1.196cm" svg:y="13.41cm">
          <draw:text-box>
            <text:p><text:span text:style-name="T2">[Régler en ligne]</text:span></text:p>
          </draw:text-box>
        </draw:frame>
        <draw:line draw:style-name="gr2" draw:text-style-name="P2" draw:layer="layout" svg:x1="4.186cm" svg:y1="13.11cm" svg:x2="8.093cm" svg:y2="13.11cm">
          <text:p/>
        </draw:line>
        <draw:line draw:style-name="gr2" draw:text-style-name="P2" draw:layer="layout" svg:x1="4.169cm" svg:y1="13.725cm" svg:x2="4.169cm" svg:y2="13.096cm">
          <text:p/>
        </draw:line>
        <draw:line draw:style-name="gr2" draw:text-style-name="P2" draw:layer="layout" svg:x1="12.558cm" svg:y1="13.155cm" svg:x2="12.558cm" svg:y2="13.742cm">
          <text:p/>
        </draw:line>
        <draw:custom-shape draw:style-name="gr10" draw:text-style-name="P2" draw:layer="layout" svg:width="0.699cm" svg:height="0.756cm" svg:x="8.1cm" svg:y="8.5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8.452cm" svg:y1="9.325cm" svg:x2="8.452cm" svg:y2="10.247cm">
          <text:p/>
        </draw:line>
        <draw:frame draw:style-name="gr11" draw:text-style-name="P5" draw:layer="layout" svg:width="3.347cm" svg:height="4.283cm" svg:x="8.451cm" svg:y="9.476cm">
          <draw:text-box>
            <text:p><text:span text:style-name="T2">[Panier terminé]</text:span></text:p>
          </draw:text-box>
        </draw:frame>
        <draw:custom-shape draw:style-name="gr12" draw:text-style-name="P2" draw:layer="layout" svg:width="2.016cm" svg:height="1.339cm" svg:x="13.454cm" svg:y="4.901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3" draw:text-style-name="P2" draw:layer="layout" svg:x1="13.4cm" svg:y1="5.6cm" svg:x2="12.4cm" svg:y2="5.6cm">
          <text:p/>
        </draw:line>
        <draw:frame draw:style-name="gr4" draw:text-style-name="P4" draw:layer="layout" svg:width="2.397cm" svg:height="1.209cm" svg:x="13.3cm" svg:y="4.9cm">
          <draw:text-box>
            <text:p text:style-name="P3"><text:span text:style-name="T1">Pas de commande</text:span></text:p>
          </draw:text-box>
        </draw:frame>
        <draw:frame draw:style-name="gr11" draw:text-style-name="P5" draw:layer="layout" svg:width="3.091cm" svg:height="4.283cm" svg:x="5.306cm" svg:y="8.203cm">
          <draw:text-box>
            <text:p><text:span text:style-name="T2">[Panier en cours]</text:span></text:p>
          </draw:text-box>
        </draw:frame>
        <draw:frame draw:style-name="gr14" draw:text-style-name="P4" draw:layer="layout" svg:width="2.801cm" svg:height="4.69cm" svg:x="8.999cm" svg:y="12.404cm">
          <draw:text-box>
            <text:p><text:span text:style-name="T1">[À emporter]</text:span></text:p>
          </draw:text-box>
        </draw:frame>
        <draw:frame draw:style-name="gr14" draw:text-style-name="P4" draw:layer="layout" svg:width="2.635cm" svg:height="4.69cm" svg:x="5.195cm" svg:y="12.417cm">
          <draw:text-box>
            <text:p><text:span text:style-name="T1">[En livraison]</text:span></text:p>
          </draw:text-box>
        </draw:frame>
        <draw:custom-shape draw:style-name="gr10" draw:text-style-name="P2" draw:layer="layout" svg:width="0.697cm" svg:height="0.756cm" svg:x="3.818cm" svg:y="13.71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0.697cm" svg:height="0.756cm" svg:x="12.21cm" svg:y="13.7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6" draw:layer="layout" svg:x1="3.822cm" svg:y1="14.096cm" svg:x2="1.397cm" svg:y2="14.096cm">
          <text:p/>
        </draw:line>
        <draw:frame draw:style-name="gr15" draw:text-style-name="P5" draw:layer="layout" svg:width="3.127cm" svg:height="0.683cm" svg:x="12.869cm" svg:y="13.434cm">
          <draw:text-box>
            <text:p><text:span text:style-name="T2">[Régler plus tard]</text:span></text:p>
          </draw:text-box>
        </draw:frame>
        <draw:frame draw:style-name="gr16" draw:text-style-name="P5" draw:layer="layout" svg:width="3.063cm" svg:height="3.348cm" svg:x="9.535cm" svg:y="13.397cm">
          <draw:text-box>
            <text:p><text:span text:style-name="T2">[Régler en ligne]</text:span></text:p>
          </draw:text-box>
        </draw:frame>
        <draw:frame draw:style-name="gr11" draw:text-style-name="P5" draw:layer="layout" svg:width="3.078cm" svg:height="4.283cm" svg:x="4.42cm" svg:y="13.434cm">
          <draw:text-box>
            <text:p><text:span text:style-name="T2">[Régler plus tard]</text:span></text:p>
          </draw:text-box>
        </draw:frame>
        <draw:line draw:style-name="gr2" draw:text-style-name="P6" draw:layer="layout" svg:x1="1.397cm" svg:y1="14.104cm" svg:x2="1.397cm" svg:y2="18.045cm">
          <text:p/>
        </draw:line>
        <draw:g>
          <draw:custom-shape draw:style-name="gr17" draw:text-style-name="P2" draw:layer="layout" svg:width="2.403cm" svg:height="1.954cm" svg:x="1.551cm" svg:y="17.208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7" draw:layer="layout" svg:width="2.438cm" svg:height="12.982cm" svg:x="1.5cm" svg:y="17.052cm">
            <draw:text-box>
              <text:p text:style-name="P3"><text:span text:style-name="T1">Commande à livrer</text:span></text:p>
              <text:p text:style-name="P3"><text:span text:style-name="T3">En cours</text:span></text:p>
              <text:p text:style-name="P3"><text:span text:style-name="T3">Payée</text:span></text:p>
            </draw:text-box>
          </draw:frame>
        </draw:g>
        <draw:line draw:style-name="gr2" draw:text-style-name="P6" draw:layer="layout" svg:x1="7.289cm" svg:y1="14.104cm" svg:x2="4.498cm" svg:y2="14.096cm">
          <text:p/>
        </draw:line>
        <draw:line draw:style-name="gr2" draw:text-style-name="P6" draw:layer="layout" svg:x1="1.397cm" svg:y1="18.045cm" svg:x2="1.552cm" svg:y2="18.045cm">
          <text:p/>
        </draw:line>
        <draw:g>
          <draw:custom-shape draw:style-name="gr19" draw:text-style-name="P2" draw:layer="layout" svg:width="2.403cm" svg:height="1.958cm" svg:x="4.652cm" svg:y="17.2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7" draw:layer="layout" svg:width="2.439cm" svg:height="14.405cm" svg:x="4.679cm" svg:y="17.078cm">
            <draw:text-box>
              <text:p text:style-name="P3"><text:span text:style-name="T1">Commande à livrer</text:span></text:p>
              <text:p text:style-name="P3"><text:span text:style-name="T3">En cours</text:span></text:p>
              <text:p text:style-name="P3"><text:span text:style-name="T3">Non payée</text:span></text:p>
            </draw:text-box>
          </draw:frame>
        </draw:g>
        <draw:line draw:style-name="gr2" draw:text-style-name="P6" draw:layer="layout" svg:x1="7.287cm" svg:y1="14.104cm" svg:x2="7.287cm" svg:y2="18.212cm">
          <text:p/>
        </draw:line>
        <draw:line draw:style-name="gr2" draw:text-style-name="P6" draw:layer="layout" svg:x1="7.287cm" svg:y1="18.213cm" svg:x2="7.054cm" svg:y2="18.213cm">
          <text:p/>
        </draw:line>
        <draw:line draw:style-name="gr2" draw:text-style-name="P6" draw:layer="layout" svg:x1="15.698cm" svg:y1="14.104cm" svg:x2="12.907cm" svg:y2="14.096cm">
          <text:p/>
        </draw:line>
        <draw:g>
          <draw:custom-shape draw:style-name="gr21" draw:text-style-name="P2" draw:layer="layout" svg:width="2.402cm" svg:height="1.958cm" svg:x="13.061cm" svg:y="17.2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7" draw:layer="layout" svg:width="2.432cm" svg:height="14.405cm" svg:x="13.036cm" svg:y="17.078cm">
            <draw:text-box>
              <text:p text:style-name="P3"><text:span text:style-name="T1">Commande à emporter</text:span></text:p>
              <text:p text:style-name="P3"><text:span text:style-name="T3">En cours</text:span></text:p>
              <text:p text:style-name="P3"><text:span text:style-name="T3">Non payée</text:span></text:p>
            </draw:text-box>
          </draw:frame>
        </draw:g>
        <draw:line draw:style-name="gr2" draw:text-style-name="P6" draw:layer="layout" svg:x1="15.696cm" svg:y1="14.104cm" svg:x2="15.696cm" svg:y2="18.212cm">
          <text:p/>
        </draw:line>
        <draw:line draw:style-name="gr2" draw:text-style-name="P6" draw:layer="layout" svg:x1="15.697cm" svg:y1="18.213cm" svg:x2="15.464cm" svg:y2="18.213cm">
          <text:p/>
        </draw:line>
        <draw:line draw:style-name="gr2" draw:text-style-name="P6" draw:layer="layout" svg:x1="12.193cm" svg:y1="14.096cm" svg:x2="9.768cm" svg:y2="14.096cm">
          <text:p/>
        </draw:line>
        <draw:line draw:style-name="gr2" draw:text-style-name="P6" draw:layer="layout" svg:x1="9.768cm" svg:y1="14.104cm" svg:x2="9.768cm" svg:y2="18.045cm">
          <text:p/>
        </draw:line>
        <draw:g>
          <draw:custom-shape draw:style-name="gr17" draw:text-style-name="P2" draw:layer="layout" svg:width="2.403cm" svg:height="1.954cm" svg:x="9.924cm" svg:y="17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7" draw:layer="layout" svg:width="2.568cm" svg:height="14.019cm" svg:x="9.768cm" svg:y="17.104cm">
            <draw:text-box>
              <text:p text:style-name="P3"><text:span text:style-name="T1">Commande à emporter</text:span></text:p>
              <text:p text:style-name="P3"><text:span text:style-name="T3">En cours</text:span></text:p>
              <text:p text:style-name="P3"><text:span text:style-name="T3">Payée</text:span></text:p>
            </draw:text-box>
          </draw:frame>
        </draw:g>
        <draw:line draw:style-name="gr2" draw:text-style-name="P6" draw:layer="layout" svg:x1="9.768cm" svg:y1="18.045cm" svg:x2="9.923cm" svg:y2="18.045cm">
          <text:p/>
        </draw:line>
        <draw:custom-shape draw:style-name="gr23" draw:text-style-name="P6" draw:layer="layout" svg:width="13.953cm" svg:height="1.339cm" svg:x="1.553cm" svg:y="22.1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4" draw:layer="layout" svg:width="3.08cm" svg:height="7.8cm" svg:x="7.016cm" svg:y="22.22cm">
          <draw:text-box>
            <text:p text:style-name="P3"><text:span text:style-name="T1">Préparation de la commande</text:span></text:p>
          </draw:text-box>
        </draw:frame>
        <draw:line draw:style-name="gr2" draw:text-style-name="P6" draw:layer="layout" svg:x1="2.696cm" svg:y1="19.195cm" svg:x2="2.696cm" svg:y2="19.895cm">
          <text:p/>
        </draw:line>
        <draw:line draw:style-name="gr2" draw:text-style-name="P6" draw:layer="layout" svg:x1="5.796cm" svg:y1="19.195cm" svg:x2="5.796cm" svg:y2="19.895cm">
          <text:p/>
        </draw:line>
        <draw:line draw:style-name="gr2" draw:text-style-name="P6" draw:layer="layout" svg:x1="10.997cm" svg:y1="19.195cm" svg:x2="10.997cm" svg:y2="19.895cm">
          <text:p/>
        </draw:line>
        <draw:line draw:style-name="gr2" draw:text-style-name="P8" draw:layer="layout" svg:x1="14.096cm" svg:y1="19.195cm" svg:x2="14.096cm" svg:y2="19.895cm">
          <text:p/>
        </draw:line>
        <draw:custom-shape draw:style-name="gr10" draw:text-style-name="P2" draw:layer="layout" svg:width="0.699cm" svg:height="0.756cm" svg:x="8.096cm" svg:y="20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6" draw:layer="layout" svg:x1="2.696cm" svg:y1="19.897cm" svg:x2="14.096cm" svg:y2="19.897cm">
          <text:p/>
        </draw:line>
        <draw:line draw:style-name="gr2" draw:text-style-name="P6" draw:layer="layout" svg:x1="8.449cm" svg:y1="20.371cm" svg:x2="8.449cm" svg:y2="19.897cm">
          <text:p/>
        </draw:line>
        <draw:line draw:style-name="gr2" draw:text-style-name="P6" draw:layer="layout" svg:x1="8.451cm" svg:y1="21.126cm" svg:x2="8.451cm" svg:y2="22.156cm">
          <text:p/>
        </draw:line>
        <draw:line draw:style-name="gr2" draw:text-style-name="P6" draw:layer="layout" svg:x1="8.796cm" svg:y1="20.744cm" svg:x2="15.696cm" svg:y2="20.744cm">
          <text:p/>
        </draw:line>
        <draw:custom-shape draw:style-name="gr3" draw:text-style-name="P2" draw:layer="layout" svg:width="3.565cm" svg:height="1.26cm" svg:x="15.732cm" svg:y="20.0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4" draw:layer="layout" svg:width="3.08cm" svg:height="7.8cm" svg:x="15.998cm" svg:y="20.11cm">
          <draw:text-box>
            <text:p text:style-name="P3"><text:span text:style-name="T1">Annulation de la commande</text:span></text:p>
          </draw:text-box>
        </draw:frame>
        <draw:custom-shape draw:style-name="gr25" draw:text-style-name="P6" draw:layer="layout" svg:width="1.001cm" svg:height="1cm" svg:x="16.995cm" svg:y="21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draw:layer="layout" svg:width="0.699cm" svg:height="0.702cm" svg:x="17.142cm" svg:y="21.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6" draw:layer="layout" svg:x1="17.495cm" svg:y1="21.355cm" svg:x2="17.495cm" svg:y2="21.797cm">
          <text:p/>
        </draw:line>
        <draw:g>
          <draw:custom-shape draw:style-name="gr17" draw:text-style-name="P2" draw:layer="layout" svg:width="2.403cm" svg:height="1.954cm" svg:x="1.551cm" svg:y="24.008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7" draw:layer="layout" svg:width="2.438cm" svg:height="11.946cm" svg:x="1.5cm" svg:y="23.852cm">
            <draw:text-box>
              <text:p text:style-name="P3"><text:span text:style-name="T1">Commande à livrer</text:span></text:p>
              <text:p text:style-name="P3"><text:span text:style-name="T3">Prête</text:span></text:p>
              <text:p text:style-name="P3"><text:span text:style-name="T3">Payée</text:span></text:p>
            </draw:text-box>
          </draw:frame>
        </draw:g>
        <draw:g>
          <draw:custom-shape draw:style-name="gr19" draw:text-style-name="P2" draw:layer="layout" svg:width="2.403cm" svg:height="1.958cm" svg:x="4.652cm" svg:y="24.0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7" draw:layer="layout" svg:width="2.439cm" svg:height="14.019cm" svg:x="4.679cm" svg:y="23.88cm">
            <draw:text-box>
              <text:p text:style-name="P3"><text:span text:style-name="T1">Commande à livrer</text:span></text:p>
              <text:p text:style-name="P3"><text:span text:style-name="T3">Prête</text:span></text:p>
              <text:p text:style-name="P3"><text:span text:style-name="T3">Non payée</text:span></text:p>
            </draw:text-box>
          </draw:frame>
        </draw:g>
        <draw:g>
          <draw:custom-shape draw:style-name="gr21" draw:text-style-name="P2" draw:layer="layout" svg:width="2.402cm" svg:height="1.958cm" svg:x="13.061cm" svg:y="24.0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7" draw:layer="layout" svg:width="2.432cm" svg:height="14.405cm" svg:x="13.036cm" svg:y="23.88cm">
            <draw:text-box>
              <text:p text:style-name="P3"><text:span text:style-name="T1">Commande à emporter</text:span></text:p>
              <text:p text:style-name="P3"><text:span text:style-name="T3">Prête</text:span></text:p>
              <text:p text:style-name="P3"><text:span text:style-name="T3">Non payée</text:span></text:p>
            </draw:text-box>
          </draw:frame>
        </draw:g>
        <draw:g>
          <draw:custom-shape draw:style-name="gr17" draw:text-style-name="P2" draw:layer="layout" svg:width="2.403cm" svg:height="1.954cm" svg:x="9.924cm" svg:y="24.0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7" draw:layer="layout" svg:width="2.568cm" svg:height="12.982cm" svg:x="9.768cm" svg:y="23.903cm">
            <draw:text-box>
              <text:p text:style-name="P3"><text:span text:style-name="T1">Commande à emporter</text:span></text:p>
              <text:p text:style-name="P3"><text:span text:style-name="T3">Prête</text:span></text:p>
              <text:p text:style-name="P3"><text:span text:style-name="T3">Payée</text:span></text:p>
            </draw:text-box>
          </draw:frame>
        </draw:g>
        <draw:line draw:style-name="gr2" draw:text-style-name="P6" draw:layer="layout" svg:x1="2.696cm" svg:y1="23.498cm" svg:x2="2.696cm" svg:y2="23.998cm">
          <text:p/>
        </draw:line>
        <draw:line draw:style-name="gr2" draw:text-style-name="P6" draw:layer="layout" svg:x1="5.896cm" svg:y1="23.498cm" svg:x2="5.896cm" svg:y2="23.998cm">
          <text:p/>
        </draw:line>
        <draw:line draw:style-name="gr2" draw:text-style-name="P6" draw:layer="layout" svg:x1="11.096cm" svg:y1="23.498cm" svg:x2="11.096cm" svg:y2="23.998cm">
          <text:p/>
        </draw:line>
        <draw:line draw:style-name="gr28" draw:text-style-name="P10" draw:layer="layout" svg:x1="14.198cm" svg:y1="23.498cm" svg:x2="14.198cm" svg:y2="23.998cm">
          <text:p text:style-name="P3"><text:span text:style-name="T4"><text:s text:c="2"/></text:span></text:p>
        </draw:line>
        <draw:custom-shape draw:style-name="gr10" draw:text-style-name="P2" draw:layer="layout" svg:width="0.699cm" svg:height="0.756cm" svg:x="8.083cm" svg:y="2.2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6" draw:layer="layout" svg:x1="8.427cm" svg:y1="2.255cm" svg:x2="8.427cm" svg:y2="1.755cm">
          <text:p/>
        </draw:line>
        <draw:line draw:style-name="gr2" draw:text-style-name="P6" draw:layer="layout" svg:x1="8.778cm" svg:y1="2.612cm" svg:x2="16cm" svg:y2="2.611cm">
          <text:p/>
        </draw:line>
        <draw:frame draw:style-name="gr29" draw:text-style-name="P5" draw:layer="layout" svg:width="2.7cm" svg:height="0.7cm" svg:x="11.6cm" svg:y="1.9cm">
          <draw:text-box>
            <text:p><text:span text:style-name="T2">[S’authentifier]</text:span></text:p>
          </draw:text-box>
        </draw:frame>
        <draw:frame draw:style-name="gr30" draw:text-style-name="P5" draw:layer="layout" svg:width="4.1cm" svg:height="1.115cm" svg:x="8.3cm" svg:y="3cm">
          <draw:text-box>
            <text:p><text:span text:style-name="T2">[Ne pas s’authentifier]</text:span></text:p>
          </draw:text-box>
        </draw:frame>
        <draw:custom-shape draw:style-name="gr3" draw:text-style-name="P2" draw:layer="layout" svg:width="3.565cm" svg:height="1.26cm" svg:x="16cm" svg:y="1.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4" draw:layer="layout" svg:width="4.017cm" svg:height="1.688cm" svg:x="15.783cm" svg:y="1.884cm">
          <draw:text-box>
            <text:p text:style-name="P3"><text:span text:style-name="T1">Repasser une ancienne commande</text:span></text:p>
          </draw:text-box>
        </draw:frame>
        <draw:line draw:style-name="gr2" draw:text-style-name="P6" draw:layer="layout" svg:x1="19.6cm" svg:y1="2.6cm" svg:x2="19.9cm" svg:y2="2.6cm">
          <text:p/>
        </draw:line>
        <draw:line draw:style-name="gr2" draw:text-style-name="P6" draw:layer="layout" svg:x1="19.912cm" svg:y1="2.6cm" svg:x2="19.9cm" svg:y2="20cm">
          <text:p/>
        </draw:line>
        <draw:line draw:style-name="gr2" draw:text-style-name="P2" draw:layer="layout" svg:x1="19.9cm" svg:y1="20.022cm" svg:x2="8.443cm" svg:y2="20.022cm">
          <text:p/>
        </draw:line>
        <draw:line draw:style-name="gr2" draw:text-style-name="P2" draw:layer="layout" svg:x1="14.8cm" svg:y1="2.6cm" svg:x2="14.8cm" svg:y2="4.3cm">
          <text:p/>
        </draw:line>
        <draw:line draw:style-name="gr2" draw:text-style-name="P2" draw:layer="layout" svg:x1="14.8cm" svg:y1="4.3cm" svg:x2="10.3cm" svg:y2="4.3cm">
          <text:p/>
        </draw:line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2T15:57:04.523000000</meta:creation-date>
    <meta:editing-duration>P0D</meta:editing-duration>
    <meta:editing-cycles>1</meta:editing-cycles>
    <meta:generator>LibreOffice/5.2.7.2.M5$Windows_x86 LibreOffice_project/f1dd49ccf4f05b5d521ffdc647a0647a59769ab8</meta:generator>
    <meta:document-statistic meta:object-count="106"/>
  </office:meta>
</office:document-meta>
</file>